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0900000026E6152AEE29789C1A.png" manifest:media-type="image/png"/>
  <manifest:file-entry manifest:full-path="Pictures/1000000000000A4C0000065B17C2BD60E46ACFB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</style:style>
    <style:style style:name="P4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T1" style:family="text">
      <style:text-properties fo:color="#000000" style:font-name="Calibri1" fo:font-size="12pt" fo:font-weight="bold" style:font-size-asian="12pt" style:font-name-complex="Calibri1" style:font-size-complex="12pt" style:font-weight-complex="bold"/>
    </style:style>
    <style:style style:name="T2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6.702cm" svg:height="0.425cm" svg:x="1.27cm" svg:y="1.355cm">
          <draw:text-box>
            <text:p text:style-name="P1"><text:span text:style-name="T1"><text:s text:c="7"/></text:span><text:span text:style-name="T1">CAR RESALE VALUE PREDICTION <text:s text:c="52"/>CUSTOMER JOURNEY MAP <text:s text:c="51"/>TEAM ID: PNT2022TMID42065 </text:span></text:p>
          </draw:text-box>
        </draw:frame>
        <draw:frame draw:style-name="gr2" draw:text-style-name="P3" draw:layer="layout" svg:width="0.113cm" svg:height="0.494cm" svg:x="2.701cm" svg:y="17.42cm">
          <draw:image xlink:href="Pictures/100002010000000900000026E6152AEE29789C1A.png" xlink:type="simple" xlink:show="embed" xlink:actuate="onLoad" loext:mime-type="image/png">
            <text:p/>
          </draw:image>
        </draw:frame>
        <draw:frame draw:style-name="gr1" draw:text-style-name="P2" draw:layer="layout" svg:width="0.422cm" svg:height="0.425cm" svg:x="-0.449cm" svg:y="18.96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0.388cm" svg:height="0.39cm" svg:x="2.702cm" svg:y="17.53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7.985cm" svg:height="16.273cm" svg:x="0.979cm" svg:y="2.619cm">
          <draw:image xlink:href="Pictures/1000000000000A4C0000065B17C2BD60E46ACFBE.jpg" xlink:type="simple" xlink:show="embed" xlink:actuate="onLoad" loext:mime-type="image/jpeg">
            <text:p/>
          </draw:image>
        </draw:frame>
        <draw:frame draw:style-name="gr1" draw:text-style-name="P2" draw:layer="layout" svg:width="0.422cm" svg:height="0.425cm" svg:x="2.791cm" svg:y="17.508cm">
          <draw:text-box>
            <text:p text:style-name="P1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0cm" fo:margin-right="0cm" fo:page-width="29.701cm" fo:page-height="21.0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11-15T04:06:30.778000000</dc:date>
    <meta:editing-duration>PT4M19S</meta:editing-duration>
    <meta:editing-cycles>1</meta:editing-cycles>
    <meta:document-statistic meta:object-count="6"/>
    <meta:generator>Neat_Office/6.2.8.2$Windows_x86 LibreOffice_project/</meta:generator>
  </office:meta>
</office:document-meta>
</file>